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6.0021in" style:rel-column-width="8643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69af" officeooo:paragraph-rsid="001b69af"/>
    </style:style>
    <style:style style:name="P2" style:family="paragraph" style:parent-style-name="Table_20_Contents" style:list-style-name="L1">
      <style:text-properties officeooo:rsid="001b69af" officeooo:paragraph-rsid="001b69af"/>
    </style:style>
    <style:style style:name="P3" style:family="paragraph" style:parent-style-name="Table_20_Contents" style:list-style-name="L2">
      <style:text-properties officeooo:rsid="001b69af" officeooo:paragraph-rsid="001b69af"/>
    </style:style>
    <style:style style:name="P4" style:family="paragraph" style:parent-style-name="Table_20_Contents" style:list-style-name="L3">
      <style:text-properties officeooo:rsid="001b69af" officeooo:paragraph-rsid="001b69af"/>
    </style:style>
    <style:style style:name="P5" style:family="paragraph" style:parent-style-name="Table_20_Contents" style:list-style-name="L4">
      <style:text-properties officeooo:rsid="001b69af" officeooo:paragraph-rsid="001b69af"/>
    </style:style>
    <style:style style:name="P6" style:family="paragraph" style:parent-style-name="Table_20_Contents" style:list-style-name="L5">
      <style:text-properties officeooo:rsid="001b69af" officeooo:paragraph-rsid="001b69af"/>
    </style:style>
    <style:style style:name="P7" style:family="paragraph" style:parent-style-name="Table_20_Contents" style:list-style-name="L6">
      <style:text-properties officeooo:rsid="001b69af" officeooo:paragraph-rsid="001b69af"/>
    </style:style>
    <style:style style:name="P8" style:family="paragraph" style:parent-style-name="Table_20_Contents" style:list-style-name="L7">
      <style:text-properties officeooo:rsid="001b69af" officeooo:paragraph-rsid="001b69af"/>
    </style:style>
    <style:style style:name="P9" style:family="paragraph" style:parent-style-name="Table_20_Contents" style:list-style-name="L8">
      <style:text-properties officeooo:rsid="001b69af" officeooo:paragraph-rsid="001b69af"/>
    </style:style>
    <style:style style:name="P10" style:family="paragraph" style:parent-style-name="Table_20_Contents">
      <style:text-properties fo:font-weight="bold" officeooo:rsid="001b69af" officeooo:paragraph-rsid="001b69a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b69af" officeooo:paragraph-rsid="001b69a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1</text:p>
          </table:table-cell>
          <table:table-cell table:style-name="Table1.B1" office:value-type="string">
            <text:p text:style-name="P10">Módulo de Mapeamento de Vagas</text:p>
          </table:table-cell>
        </table:table-row>
        <table:table-row>
          <table:table-cell table:style-name="Table1.A2" office:value-type="string">
            <text:p text:style-name="P11">1.1</text:p>
          </table:table-cell>
          <table:table-cell table:style-name="Table1.B21" office:value-type="string">
            <text:p text:style-name="P1">O sistema deve conter uma área para realizar o cadastro de vagas do condomínio.</text:p>
            <text:p text:style-name="P1">Cada vaga deve possuir as seguintes informações:</text:p>
            <text:list xml:id="list213868952634383769" text:style-name="L1">
              <text:list-item>
                <text:p text:style-name="P2">Número da Vaga (Único)</text:p>
              </text:list-item>
              <text:list-item>
                <text:p text:style-name="P2">Tipo de Vaga </text:p>
                <text:list>
                  <text:list-item>
                    <text:p text:style-name="P2">Vaga Particular</text:p>
                  </text:list-item>
                  <text:list-item>
                    <text:p text:style-name="P2">Vaga Pública</text:p>
                  </text:list-item>
                  <text:list-item>
                    <text:p text:style-name="P2">Vaga Residencial</text:p>
                  </text:list-item>
                </text:list>
              </text:list-item>
              <text:list-item>
                <text:p text:style-name="P2">Latitude</text:p>
              </text:list-item>
              <text:list-item>
                <text:p text:style-name="P2">Longitude</text:p>
              </text:list-item>
            </text:list>
          </table:table-cell>
        </table:table-row>
        <table:table-row>
          <table:table-cell table:style-name="Table1.A2" office:value-type="string">
            <text:p text:style-name="P11">1.2</text:p>
          </table:table-cell>
          <table:table-cell table:style-name="Table1.B21" office:value-type="string">
            <text:p text:style-name="P1">O sistema deverá conter um cadastro de áreas.</text:p>
            <text:p text:style-name="P1">Uma área é um local que contém n vagas.</text:p>
            <text:p text:style-name="P1">Exemplo:</text:p>
            <text:p text:style-name="P1">Condomínio X</text:p>
            <text:list xml:id="list5477799483062717760" text:style-name="L2">
              <text:list-item>
                <text:p text:style-name="P3">Área A (15 Vagas, 5 Particulares, 3 Residências e 7 Públicas)</text:p>
              </text:list-item>
              <text:list-item>
                <text:p text:style-name="P3">Área B (20 Vagas, ...)</text:p>
              </text:list-item>
              <text:list-item>
                <text:p text:style-name="P3">Área C (10 Vagas, …)</text:p>
              </text:list-item>
            </text:list>
          </table:table-cell>
        </table:table-row>
        <table:table-row>
          <table:table-cell table:style-name="Table1.A2" office:value-type="string">
            <text:p text:style-name="P11">1.3</text:p>
          </table:table-cell>
          <table:table-cell table:style-name="Table1.B21" office:value-type="string">
            <text:p text:style-name="P1">O sistema deverá possuir um mapeamento das vagas exibindo o status de cada uma.</text:p>
          </table:table-cell>
        </table:table-row>
        <table:table-row>
          <table:table-cell table:style-name="Table1.A2" office:value-type="string">
            <text:p text:style-name="P11">1.4</text:p>
          </table:table-cell>
          <table:table-cell table:style-name="Table1.B21" office:value-type="string">
            <text:p text:style-name="P1">O sistema deverá possuir totalizadores por área.</text:p>
            <text:p text:style-name="P1">Os totais deverão ser agrupados por tipo de vaga e situação (Livre/Ocupada).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B6" office:value-type="string">
            <text:p text:style-name="P10">Módulo de Residências</text:p>
          </table:table-cell>
        </table:table-row>
        <table:table-row>
          <table:table-cell table:style-name="Table1.A2" office:value-type="string">
            <text:p text:style-name="P11">2.1</text:p>
          </table:table-cell>
          <table:table-cell table:style-name="Table1.B21" office:value-type="string">
            <text:p text:style-name="P1">O sistema deve conter um cadastro de residências.</text:p>
            <text:p text:style-name="P1">Cada residência do condomínio deve possuir as seguintes informações:</text:p>
            <text:list xml:id="list3437355753930563292" text:style-name="L3">
              <text:list-item>
                <text:p text:style-name="P4">Número da Residência (Único)</text:p>
              </text:list-item>
              <text:list-item>
                <text:p text:style-name="P4">Responsável</text:p>
              </text:list-item>
              <text:list-item>
                <text:p text:style-name="P4">Veículos</text:p>
              </text:list-item>
            </text:list>
          </table:table-cell>
        </table:table-row>
        <table:table-row>
          <table:table-cell table:style-name="Table1.A2" office:value-type="string">
            <text:p text:style-name="P11">2.2</text:p>
          </table:table-cell>
          <table:table-cell table:style-name="Table1.B21" office:value-type="string">
            <text:p text:style-name="P1">O sistema deve conter o cadastro de responsáveis pelas residências e veículos.</text:p>
            <text:p text:style-name="P1">Cada responsável deve conter as seguintes informações:</text:p>
            <text:list xml:id="list4258464535511676524" text:style-name="L4">
              <text:list-item>
                <text:p text:style-name="P5">Nome</text:p>
              </text:list-item>
              <text:list-item>
                <text:p text:style-name="P5">CPF</text:p>
              </text:list-item>
            </text:list>
          </table:table-cell>
        </table:table-row>
        <table:table-row>
          <table:table-cell table:style-name="Table1.A2" office:value-type="string">
            <text:p text:style-name="P11">2.3</text:p>
          </table:table-cell>
          <table:table-cell table:style-name="Table1.B21" office:value-type="string">
            <text:p text:style-name="P1">O sistema deve conter o cadastro de veículos da residência.</text:p>
            <text:p text:style-name="P1">Cada veículo deverá conter as seguintes informações:</text:p>
            <text:list xml:id="list2041259411006753051" text:style-name="L5">
              <text:list-item>
                <text:p text:style-name="P6">Placa</text:p>
              </text:list-item>
              <text:list-item>
                <text:p text:style-name="P6">Marca/Modelo</text:p>
              </text:list-item>
              <text:list-item>
                <text:p text:style-name="P6">Cor </text:p>
              </text:list-item>
              <text:list-item>
                <text:p text:style-name="P6">Tipo de Veículo</text:p>
              </text:list-item>
              <text:list-item>
                <text:p text:style-name="P6">Responsável (2.2)</text:p>
              </text:list-item>
              <text:list-item>
                <text:p text:style-name="P6">Vaga (1.1)</text:p>
              </text:list-item>
            </text:list>
          </table:table-cell>
        </table:table-row>
        <table:table-row>
          <table:table-cell table:style-name="Table1.A2" office:value-type="string">
            <text:p text:style-name="P11">2.4</text:p>
          </table:table-cell>
          <table:table-cell table:style-name="Table1.B21" office:value-type="string">
            <text:p text:style-name="P1">Não é possível vincular veículos a vagas destinadas ao estacionamento rotativo.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B6" office:value-type="string">
            <text:p text:style-name="P10">Controle de Estacionamento </text:p>
          </table:table-cell>
        </table:table-row>
        <table:table-row>
          <table:table-cell table:style-name="Table1.A2" office:value-type="string">
            <text:p text:style-name="P11">3.1</text:p>
          </table:table-cell>
          <table:table-cell table:style-name="Table1.B21" office:value-type="string">
            <text:p text:style-name="P1">Na entrada de veículos, deverá ser efetuada a leitura da placa para liberar o acesso.</text:p>
          </table:table-cell>
        </table:table-row>
        <table:table-row>
          <table:table-cell table:style-name="Table1.A2" office:value-type="string">
            <text:p text:style-name="P11">3.2</text:p>
          </table:table-cell>
          <table:table-cell table:style-name="Table1.B21" office:value-type="string">
            <text:p text:style-name="P1">Caso o acesso seja liberado, deverá registrar no histórico os seguintes dados:</text:p>
            <text:list xml:id="list9093410473596868350" text:style-name="L6">
              <text:list-item>
                <text:p text:style-name="P7">Vaga</text:p>
              </text:list-item>
              <text:list-item>
                <text:p text:style-name="P7">Veículo </text:p>
              </text:list-item>
              <text:list-item>
                <text:p text:style-name="P7">Data e Hora</text:p>
              </text:list-item>
              <text:list-item>
                <text:p text:style-name="P7"><text:soft-page-break/>Tipo de Operação (Entrada de Veículo)</text:p>
              </text:list-item>
            </text:list>
          </table:table-cell>
        </table:table-row>
        <table:table-row>
          <table:table-cell table:style-name="Table1.A2" office:value-type="string">
            <text:p text:style-name="P11">3.3</text:p>
          </table:table-cell>
          <table:table-cell table:style-name="Table1.B21" office:value-type="string">
            <text:p text:style-name="P1">Caso o acesso seja negado, o sistema deve verificar se existem vagas disponíveis para área de acesso solicitada pelo motorista.</text:p>
          </table:table-cell>
        </table:table-row>
        <table:table-row>
          <table:table-cell table:style-name="Table1.A2" office:value-type="string">
            <text:p text:style-name="P11">3.4</text:p>
          </table:table-cell>
          <table:table-cell table:style-name="Table1.B21" office:value-type="string">
            <text:p text:style-name="P1">Caso ainda restam vagas disponíveis no setor público da área solicitada, o veículo deverá ser registrado como visitante e os dados informados no histórico.</text:p>
            <text:p text:style-name="P1">Os dados necessários são:</text:p>
            <text:list xml:id="list8143961943319128974" text:style-name="L7">
              <text:list-item>
                <text:p text:style-name="P8">Vaga </text:p>
              </text:list-item>
              <text:list-item>
                <text:p text:style-name="P8">Veículo </text:p>
              </text:list-item>
              <text:list-item>
                <text:p text:style-name="P8">Data e Hora </text:p>
              </text:list-item>
              <text:list-item>
                <text:p text:style-name="P8">Tipo de Operação (Entrada de Veículo).</text:p>
              </text:list-item>
            </text:list>
          </table:table-cell>
        </table:table-row>
        <table:table-row>
          <table:table-cell table:style-name="Table1.A2" office:value-type="string">
            <text:p text:style-name="P11">3.5</text:p>
          </table:table-cell>
          <table:table-cell table:style-name="Table1.B21" office:value-type="string">
            <text:p text:style-name="P1">Caso o tipo de vaga a ser ocupado for público, deverá iniciar um timer de utilização da vaga, permitindo por um número x de minutos.</text:p>
          </table:table-cell>
        </table:table-row>
        <table:table-row>
          <table:table-cell table:style-name="Table1.A2" office:value-type="string">
            <text:p text:style-name="P11">3.6</text:p>
          </table:table-cell>
          <table:table-cell table:style-name="Table1.B21" office:value-type="string">
            <text:p text:style-name="P1">Caso um veículo exceda o tempo máximo estipulado, o responsável deverá ser contactado para regularizar a situação.</text:p>
          </table:table-cell>
        </table:table-row>
        <table:table-row>
          <table:table-cell table:style-name="Table1.A2" office:value-type="string">
            <text:p text:style-name="P11">3.7</text:p>
          </table:table-cell>
          <table:table-cell table:style-name="Table1.B21" office:value-type="string">
            <text:p text:style-name="P1">Deverá ser cobrada taxa de estacionamento para veículos que excederem o tempo máximo estipulado.</text:p>
          </table:table-cell>
        </table:table-row>
        <table:table-row>
          <table:table-cell table:style-name="Table1.A2" office:value-type="string">
            <text:p text:style-name="P11">3.8 </text:p>
          </table:table-cell>
          <table:table-cell table:style-name="Table1.B21" office:value-type="string">
            <text:p text:style-name="P1">Na saída de veículos deverá ser efetuado o registro da ação no histórico.</text:p>
            <text:p text:style-name="P1">Os dados necessários são:</text:p>
            <text:list xml:id="list1031672401941868738" text:style-name="L8">
              <text:list-item>
                <text:p text:style-name="P9">Vaga</text:p>
              </text:list-item>
              <text:list-item>
                <text:p text:style-name="P9">Veículos</text:p>
              </text:list-item>
              <text:list-item>
                <text:p text:style-name="P9">Data e Hora</text:p>
              </text:list-item>
              <text:list-item>
                <text:p text:style-name="P9">Tipo de Operação (Entrada/Saída)</text:p>
              </text:list-item>
            </text:list>
          </table:table-cell>
        </table:table-row>
        <table:table-row>
          <table:table-cell table:style-name="Table1.A2" office:value-type="string">
            <text:p text:style-name="P11">3.9</text:p>
          </table:table-cell>
          <table:table-cell table:style-name="Table1.B21" office:value-type="string">
            <text:p text:style-name="P1">Não deverá ser liberado a saída de veículos que possuem tarifas não regularizadas.</text:p>
          </table:table-cell>
        </table:table-row>
        <table:table-row>
          <table:table-cell table:style-name="Table1.A2" office:value-type="string">
            <text:p text:style-name="P11">3.10</text:p>
          </table:table-cell>
          <table:table-cell table:style-name="Table1.B21" office:value-type="string">
            <text:p text:style-name="P1">O pagamento das tarifas poderá ser efetuado através de dinheiro ou cartão de crédito/débit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vin Alves</meta:initial-creator>
    <meta:creation-date>2016-11-21T17:29:24.817614401</meta:creation-date>
    <dc:date>2016-11-21T17:36:28.373255228</dc:date>
    <dc:creator>Kelvin Alves</dc:creator>
    <meta:editing-duration>PT7M5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2" meta:paragraph-count="85" meta:word-count="463" meta:character-count="2619" meta:non-whitespace-character-count="2266"/>
  </office:meta>
</office:document-meta>
</file>